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eed20" officeooo:paragraph-rsid="000eed20" style:font-weight-asian="normal" style:font-weight-complex="normal"/>
    </style:style>
    <style:style style:name="P2" style:family="paragraph" style:parent-style-name="Standard">
      <style:text-properties fo:font-weight="normal" officeooo:rsid="000eed20" officeooo:paragraph-rsid="001bf6aa" style:font-weight-asian="normal" style:font-weight-complex="normal"/>
    </style:style>
    <style:style style:name="P3" style:family="paragraph" style:parent-style-name="Standard">
      <style:text-properties fo:font-weight="normal" officeooo:rsid="001174f5" officeooo:paragraph-rsid="001174f5" style:font-weight-asian="normal" style:font-weight-complex="normal"/>
    </style:style>
    <style:style style:name="P4" style:family="paragraph" style:parent-style-name="Standard">
      <style:text-properties fo:font-weight="normal" officeooo:rsid="001aeb2b" officeooo:paragraph-rsid="00241658" style:font-weight-asian="normal" style:font-weight-complex="normal"/>
    </style:style>
    <style:style style:name="P5" style:family="paragraph" style:parent-style-name="Standard">
      <style:text-properties fo:font-weight="normal" officeooo:rsid="001bf6aa" officeooo:paragraph-rsid="00241658" style:font-weight-asian="normal" style:font-weight-complex="normal"/>
    </style:style>
    <style:style style:name="P6" style:family="paragraph" style:parent-style-name="Standard">
      <style:text-properties fo:font-weight="normal" officeooo:rsid="001f1e5a" officeooo:paragraph-rsid="00241658" style:font-weight-asian="normal" style:font-weight-complex="normal"/>
    </style:style>
    <style:style style:name="P7" style:family="paragraph" style:parent-style-name="Standard">
      <style:text-properties fo:font-weight="normal" officeooo:rsid="0022e239" officeooo:paragraph-rsid="0022e239" style:font-weight-asian="normal" style:font-weight-complex="normal"/>
    </style:style>
    <style:style style:name="P8" style:family="paragraph" style:parent-style-name="Standard">
      <style:text-properties fo:font-weight="normal" officeooo:rsid="00237544" officeooo:paragraph-rsid="00237544" style:font-weight-asian="normal" style:font-weight-complex="normal"/>
    </style:style>
    <style:style style:name="P9" style:family="paragraph" style:parent-style-name="Standard">
      <style:text-properties fo:font-weight="normal" officeooo:rsid="00241658" officeooo:paragraph-rsid="00241658" style:font-weight-asian="normal" style:font-weight-complex="normal"/>
    </style:style>
    <style:style style:name="P10" style:family="paragraph" style:parent-style-name="Standard">
      <style:text-properties fo:font-weight="normal" officeooo:rsid="00241658" officeooo:paragraph-rsid="0036ff94" style:font-weight-asian="normal" style:font-weight-complex="normal"/>
    </style:style>
    <style:style style:name="P11" style:family="paragraph" style:parent-style-name="Standard">
      <style:text-properties fo:font-weight="normal" officeooo:paragraph-rsid="002bd334" style:font-weight-asian="normal" style:font-weight-complex="normal"/>
    </style:style>
    <style:style style:name="P12" style:family="paragraph" style:parent-style-name="Standard">
      <style:text-properties fo:font-weight="normal" officeooo:rsid="0034f554" officeooo:paragraph-rsid="0036b447" style:font-weight-asian="normal" style:font-weight-complex="normal"/>
    </style:style>
    <style:style style:name="P13" style:family="paragraph" style:parent-style-name="Standard">
      <style:text-properties fo:font-weight="normal" officeooo:rsid="0035b982" officeooo:paragraph-rsid="0036b447" style:font-weight-asian="normal" style:font-weight-complex="normal"/>
    </style:style>
    <style:style style:name="P14" style:family="paragraph" style:parent-style-name="Standard">
      <style:text-properties fo:font-weight="normal" officeooo:rsid="003777d2" officeooo:paragraph-rsid="003777d2" style:font-weight-asian="normal" style:font-weight-complex="normal"/>
    </style:style>
    <style:style style:name="P15" style:family="paragraph" style:parent-style-name="Standard">
      <style:text-properties fo:font-weight="normal" officeooo:rsid="0038d0a7" officeooo:paragraph-rsid="0038d0a7" style:font-weight-asian="normal" style:font-weight-complex="normal"/>
    </style:style>
    <style:style style:name="P16" style:family="paragraph" style:parent-style-name="Standard">
      <style:text-properties fo:font-weight="normal" officeooo:rsid="003bb428" officeooo:paragraph-rsid="003bb428" style:font-weight-asian="normal" style:font-weight-complex="normal"/>
    </style:style>
    <style:style style:name="P17" style:family="paragraph" style:parent-style-name="Standard">
      <style:text-properties fo:font-weight="normal" officeooo:rsid="0026b42a" officeooo:paragraph-rsid="0026b42a" style:font-weight-asian="normal" style:font-weight-complex="normal"/>
    </style:style>
    <style:style style:name="P18" style:family="paragraph" style:parent-style-name="Standard">
      <style:text-properties fo:font-weight="normal" officeooo:rsid="003d147a" officeooo:paragraph-rsid="003d147a" style:font-weight-asian="normal" style:font-weight-complex="normal"/>
    </style:style>
    <style:style style:name="P19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aeb2b" officeooo:paragraph-rsid="00241658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2bd334" officeooo:paragraph-rsid="000eed20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bold" officeooo:rsid="002bd334" officeooo:paragraph-rsid="002de105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italic" fo:font-weight="normal" officeooo:rsid="000eed20" officeooo:paragraph-rsid="000eed20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font-style="italic" fo:font-weight="normal" officeooo:rsid="002f29bc" officeooo:paragraph-rsid="002f29bc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font-style="italic" fo:font-weight="normal" officeooo:rsid="0022e239" officeooo:paragraph-rsid="0022e239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font-style="italic" fo:font-weight="normal" officeooo:rsid="001174f5" officeooo:paragraph-rsid="001174f5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2pt" fo:language="lt" fo:country="LT" fo:font-weight="bold" officeooo:paragraph-rsid="002bd334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11pt" fo:font-style="normal" fo:font-weight="bold" officeooo:rsid="00170fdb" officeooo:paragraph-rsid="0041dc92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1e5a" style:font-style-asian="italic" style:font-style-complex="italic"/>
    </style:style>
    <style:style style:name="T3" style:family="text">
      <style:text-properties fo:font-style="italic" officeooo:rsid="001e29ff" style:font-style-asian="italic" style:font-style-complex="italic"/>
    </style:style>
    <style:style style:name="T4" style:family="text">
      <style:text-properties fo:font-style="italic" officeooo:rsid="00309003" style:font-style-asian="italic" style:font-style-complex="italic"/>
    </style:style>
    <style:style style:name="T5" style:family="text">
      <style:text-properties fo:font-style="italic" officeooo:rsid="0038d0a7" style:font-style-asian="italic" style:font-style-complex="italic"/>
    </style:style>
    <style:style style:name="T6" style:family="text">
      <style:text-properties fo:font-style="italic" officeooo:rsid="00433e76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e29ff" style:font-style-asian="normal" style:font-style-complex="normal"/>
    </style:style>
    <style:style style:name="T9" style:family="text">
      <style:text-properties fo:font-style="normal" officeooo:rsid="002bd334" style:font-style-asian="normal" style:font-style-complex="normal"/>
    </style:style>
    <style:style style:name="T10" style:family="text">
      <style:text-properties fo:font-style="normal" officeooo:rsid="002c085d" style:font-style-asian="normal" style:font-style-complex="normal"/>
    </style:style>
    <style:style style:name="T11" style:family="text">
      <style:text-properties fo:font-style="normal" officeooo:rsid="002f0d65" style:font-style-asian="normal" style:font-style-complex="normal"/>
    </style:style>
    <style:style style:name="T12" style:family="text">
      <style:text-properties fo:font-style="normal" officeooo:rsid="002e1cac" style:font-style-asian="normal" style:font-style-complex="normal"/>
    </style:style>
    <style:style style:name="T13" style:family="text">
      <style:text-properties officeooo:rsid="0014bfb6"/>
    </style:style>
    <style:style style:name="T14" style:family="text">
      <style:text-properties officeooo:rsid="001e29ff"/>
    </style:style>
    <style:style style:name="T15" style:family="text">
      <style:text-properties officeooo:rsid="001f1e5a"/>
    </style:style>
    <style:style style:name="T16" style:family="text">
      <style:text-properties officeooo:rsid="00241658"/>
    </style:style>
    <style:style style:name="T17" style:family="text">
      <style:text-properties officeooo:rsid="00276129"/>
    </style:style>
    <style:style style:name="T18" style:family="text">
      <style:text-properties officeooo:rsid="002bd334"/>
    </style:style>
    <style:style style:name="T19" style:family="text">
      <style:text-properties officeooo:rsid="002c085d"/>
    </style:style>
    <style:style style:name="T20" style:family="text">
      <style:text-properties officeooo:rsid="00170fdb"/>
    </style:style>
    <style:style style:name="T21" style:family="text">
      <style:text-properties officeooo:rsid="00309003"/>
    </style:style>
    <style:style style:name="T22" style:family="text">
      <style:text-properties officeooo:rsid="0031c24c"/>
    </style:style>
    <style:style style:name="T23" style:family="text">
      <style:text-properties officeooo:rsid="0036ff94"/>
    </style:style>
    <style:style style:name="T24" style:family="text">
      <style:text-properties officeooo:rsid="0038d0a7"/>
    </style:style>
    <style:style style:name="T25" style:family="text">
      <style:text-properties officeooo:rsid="003a14aa"/>
    </style:style>
    <style:style style:name="T26" style:family="text">
      <style:text-properties fo:font-size="11pt" officeooo:rsid="0036849b" style:font-size-asian="11pt" style:font-size-complex="11pt"/>
    </style:style>
    <style:style style:name="T27" style:family="text">
      <style:text-properties fo:font-size="11pt" fo:font-style="normal" officeooo:rsid="0036849b" style:font-size-asian="11pt" style:font-style-asian="normal" style:font-size-complex="11pt" style:font-style-complex="normal"/>
    </style:style>
    <style:style style:name="T28" style:family="text">
      <style:text-properties officeooo:rsid="004377f8"/>
    </style:style>
  </office:automatic-styles>
  <office:body>
    <office:text>
      <office:forms form:automatic-focus="false" form:apply-design-mode="false"/>
      <text:variable-decls>
        <text:variable-decl office:value-type="string" text:name="SolidLi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ELESB16403: <text:span text:style-name="T19">Kompiuterių architektūra</text:span></text:p>
      <text:p text:style-name="P27"><text:span text:style-name="T19">1</text:span> laboratorinis darbas: <text:span text:style-name="T10">Darbo aplinka</text:span></text:p>
      <text:p text:style-name="P28"><text:variable-set text:name="SolidLite" text:display="none" text:formula="ooow:Lite" office:value-type="string" office:string-value="Lite"/></text:p>
      <text:p text:style-name="P22"><text:span text:style-name="T20">Git + Github u</text:span>žduotys</text:p>
      <text:p text:style-name="P24"><text:span text:style-name="T9">N</text:span><text:span text:style-name="T7">orėdami atlikti 1-3 užduotis užsiregistruokite adresu </text:span>GitHub.com<text:span text:style-name="T7">.</text:span></text:p>
      <text:p text:style-name="P21"/>
      <text:p text:style-name="P23"><text:span text:style-name="T9">1.</text:span><text:span text:style-name="T18"> </text:span>Vietinės saugyklos sukūrimas <text:span text:style-name="T23">ir sukurtos saugyklos kopijavimas</text:span></text:p>
      <text:p text:style-name="P4"><text:span text:style-name="T21">Kompiuteryje p</text:span>ageidaujamoje vietoje sukurkite aplanką ir pereikite į sukurtą katalogą:</text:p>
      <text:p text:style-name="P20"><text:span text:style-name="T1">cd </text:span><text:span text:style-name="T2">lab</text:span><text:span text:style-name="T15">1</text:span></text:p>
      <text:p text:style-name="P5"/>
      <text:p text:style-name="P14">Pradėti registruoti failus ir aplankus:</text:p>
      <text:p text:style-name="P10"><text:span text:style-name="T1">git</text:span> <text:span text:style-name="T1">init</text:span></text:p>
      <text:p text:style-name="P10"/>
      <text:p text:style-name="P14">Pažiūrėti vietinės saugyklos būseną:</text:p>
      <text:p text:style-name="P14"><text:span text:style-name="T1">git</text:span> <text:span text:style-name="T1">status</text:span></text:p>
      <text:p text:style-name="P5"/>
      <text:p text:style-name="P6">Parsisiųskite duomenis į <text:span text:style-name="T16">sukurtą katalogą – </text:span>vietinę saugyklą:</text:p>
      <text:p text:style-name="P5"><text:span text:style-name="T3">git clone https</text:span><text:span text:style-name="T14">://</text:span><text:span text:style-name="T3">github</text:span><text:span text:style-name="T8">.</text:span><text:span text:style-name="T3">com</text:span><text:span text:style-name="T14">/</text:span><text:span text:style-name="T3">bartnykas</text:span><text:span text:style-name="T14">/</text:span><text:span text:style-name="T6">ca</text:span><text:span text:style-name="T8">.</text:span><text:span text:style-name="T3">git</text:span> </text:p>
      <text:p text:style-name="P1"/>
      <text:p text:style-name="P8">Norint pakeitimus išsaugoti <text:span text:style-name="T16">nuotolinėje</text:span> saugykloje būtina nurodyti savo tapatybę. <text:span text:style-name="T22">Tam vietinė saugykla konfigūruojama</text:span>:</text:p>
      <text:p text:style-name="P8">git config --global user.name "Vardas Pavardė"</text:p>
      <text:p text:style-name="P8">git config --global user.email <text:span text:style-name="T22">vardas</text:span>.<text:span text:style-name="T22">pavarde</text:span>@vgtu.lt</text:p>
      <text:p text:style-name="P1"/>
      <text:p text:style-name="P8">Ar pakeitimai įvykdyti pasitikriname komanda:</text:p>
      <text:p text:style-name="P8">git config --list</text:p>
      <text:p text:style-name="P1"/>
      <text:p text:style-name="P23"><text:span text:style-name="T9">2.</text:span><text:span text:style-name="T18"> D</text:span>arbas su failais</text:p>
      <text:p text:style-name="P12">Failą <text:span text:style-name="T1">xor</text:span>.<text:span text:style-name="T1">vhd </text:span>papildykite eilute „-- C<text:span text:style-name="T28">ompiled by</text:span>: Vardas Pavardė“. Šią eilutę įterpkite taip, kad ji eitų po eilutės „-- <text:span text:style-name="T28">File</text:span>: xor.vhd“. Tam galite pasinaudoti redaktoriumi <text:span text:style-name="T1">Notepad</text:span>++.</text:p>
      <text:p text:style-name="P12"/>
      <text:p text:style-name="P13"><text:span text:style-name="T24">Norint nuotolinėje saugykloje išsaugoti failus pirmiausia juos reikia įtraukti. </text:span>Pakeistą failą <text:span text:style-name="T1">xor.vhd</text:span> <text:span text:style-name="T24">įtraukiame taip:</text:span></text:p>
      <text:p text:style-name="P25">git add <text:span text:style-name="T24">xor</text:span>.<text:span text:style-name="T24">vhd</text:span></text:p>
      <text:p text:style-name="P7"/>
      <text:p text:style-name="P15">Patvirtiname įtraukimą:</text:p>
      <text:p text:style-name="P7"><text:span text:style-name="T1">git</text:span> <text:span text:style-name="T1">commit</text:span> -<text:span text:style-name="T1">m</text:span> "<text:span text:style-name="T5">xor.vhd failo</text:span><text:span text:style-name="T1"> pakeitimai</text:span>"</text:p>
      <text:p text:style-name="P7"/>
      <text:p text:style-name="P9">Nurodyt<text:span text:style-name="T24">o</text:span> fail<text:span text:style-name="T24">o</text:span> kopijavimas į nuotolinę saugyklą:</text:p>
      <text:p text:style-name="P7"><text:span text:style-name="T1">git</text:span> <text:span text:style-name="T1">push</text:span></text:p>
      <text:p text:style-name="P2"/>
      <text:p text:style-name="P16">Ar viskas pavyko peržiūrėkite apsilankę adresu <text:span text:style-name="T1">GitHub.com</text:span>.</text:p>
      <text:p text:style-name="P2"/>
      <text:p text:style-name="P26"><text:span text:style-name="T27"><text:hidden-paragraph text:condition="ooow:SolidLite EQ &quot;Lite&quot;" text:is-hidden="true"/></text:span><text:span text:style-name="T9">3.</text:span><text:span text:style-name="T18"> </text:span>Asmeninio įnašo pateikimas bendram<text:span text:style-name="T13">e</text:span> projekt<text:span text:style-name="T13">e</text:span></text:p>
      <text:p text:style-name="P17"><text:span text:style-name="T26"><text:hidden-paragraph text:condition="ooow:SolidLite EQ &quot;Lite&quot;" text:is-hidden="true"/></text:span>Yra du pasirinkimai pateikti asmeninį įnašą bendrame projekte, <text:span text:style-name="T25">pavyzdžiui to, kurį sukūrė dėstytojas</text:span>: projekto <text:span text:style-name="T25">dėstytojas</text:span> suteikia teisę skaityti ir rašyti <text:span text:style-name="T17">(tam reikia žinoti dėstytojo slaptažodį) </text:span>arba <text:span text:style-name="T1">fork</text:span> <text:span text:style-name="T1">&amp;</text:span> <text:span text:style-name="T1">pull</text:span> <text:span text:style-name="T1">request</text:span> būdas. </text:p>
      <text:p text:style-name="P3"/>
      <text:p text:style-name="P18"><text:span text:style-name="T26"><text:hidden-paragraph text:condition="ooow:SolidLite EQ &quot;Lite&quot;" text:is-hidden="true"/></text:span>Užeikite į GitHub.com ir susiraskite nuotolinę saugyklą <text:s/><text:a xlink:type="simple" xlink:href="https://github.com/bartnykas/architecture.git" text:style-name="Internet_20_link" text:visited-style-name="Visited_20_Internet_20_Link"><text:span text:style-name="T3">https</text:span></text:a><text:a xlink:type="simple" xlink:href="https://github.com/bartnykas/architecture.git" text:style-name="Internet_20_link" text:visited-style-name="Visited_20_Internet_20_Link"><text:span text:style-name="T14">://</text:span></text:a><text:a xlink:type="simple" xlink:href="https://github.com/bartnykas/architecture.git" text:style-name="Internet_20_link" text:visited-style-name="Visited_20_Internet_20_Link"><text:span text:style-name="T3">github</text:span></text:a><text:a xlink:type="simple" xlink:href="https://github.com/bartnykas/architecture.git" text:style-name="Internet_20_link" text:visited-style-name="Visited_20_Internet_20_Link"><text:span text:style-name="T8">.</text:span></text:a><text:a xlink:type="simple" xlink:href="https://github.com/bartnykas/architecture.git" text:style-name="Internet_20_link" text:visited-style-name="Visited_20_Internet_20_Link"><text:span text:style-name="T3">com</text:span></text:a><text:a xlink:type="simple" xlink:href="https://github.com/bartnykas/architecture.git" text:style-name="Internet_20_link" text:visited-style-name="Visited_20_Internet_20_Link"><text:span text:style-name="T14">/</text:span></text:a><text:a xlink:type="simple" xlink:href="https://github.com/bartnykas/architecture.git" text:style-name="Internet_20_link" text:visited-style-name="Visited_20_Internet_20_Link"><text:span text:style-name="T3">bartnykas</text:span></text:a><text:a xlink:type="simple" xlink:href="https://github.com/bartnykas/architecture.git" text:style-name="Internet_20_link" text:visited-style-name="Visited_20_Internet_20_Link"><text:span text:style-name="T14">/</text:span></text:a><text:a xlink:type="simple" xlink:href="https://github.com/bartnykas/architecture.git" text:style-name="Internet_20_link" text:visited-style-name="Visited_20_Internet_20_Link"><text:span text:style-name="T4">architecture</text:span></text:a><text:a xlink:type="simple" xlink:href="https://github.com/bartnykas/architecture.git" text:style-name="Internet_20_link" text:visited-style-name="Visited_20_Internet_20_Link"><text:span text:style-name="T8">.</text:span></text:a><text:a xlink:type="simple" xlink:href="https://github.com/bartnykas/architecture.git" text:style-name="Internet_20_link" text:visited-style-name="Visited_20_Internet_20_Link"><text:span text:style-name="T3">git</text:span></text:a><text:span text:style-name="T3">. </text:span><text:span text:style-name="T7">Tam paspauskite mygtuką „Fork“. </text:span></text:p>
      <text:p text:style-name="P29"><text:span text:style-name="T7">Modelsim </text:span><text:span text:style-name="T12">užduotys</text:span></text:p>
      <text:p text:style-name="P11"><text:span text:style-name="T18">4. Perskaitykite medžiagą pateiktą adresu </text:span><text:a xlink:type="simple" xlink:href="https://www.nandland.com/vhdl/tutorials/tutorial-modelsim-simulation-walkthrough.html" text:style-name="Internet_20_link" text:visited-style-name="Visited_20_Internet_20_Link"><text:span text:style-name="T1">nandland.com/vhdl/tutorials/tutorial-modelsim-simulation-walkthrough.html</text:span></text:a><text:span text:style-name="T11"> ir atlikite tai kas nurodyta.</text:span>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26M18S</meta:editing-duration>
    <meta:editing-cycles>58</meta:editing-cycles>
    <meta:generator>LibreOffice/6.0.1.1$Linux_X86_64 LibreOffice_project/00m0$Build-1</meta:generator>
    <dc:date>2018-02-18T20:06:41.967820367</dc:date>
    <meta:document-statistic meta:table-count="0" meta:image-count="0" meta:object-count="0" meta:page-count="1" meta:paragraph-count="30" meta:word-count="180" meta:character-count="1473" meta:non-whitespace-character-count="1323"/>
    <meta:user-defined meta:name="Info 1"/>
    <meta:user-defined meta:name="Info 2"/>
    <meta:user-defined meta:name="Info 3"/>
    <meta:user-defined meta:name="Info 4"/>
  </office:meta>
</office:document-meta>
</file>